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15"/>
    <style:style style:name="ce7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37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38"/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/>
    <style:style style:name="ce12" style:family="table-cell" style:parent-style-name="Default" style:data-style-name="N37">
      <style:table-cell-properties fo:border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30716666666667cm"/>
    </style:style>
    <style:style style:name="co5" style:family="table-column">
      <style:table-column-properties fo:break-before="auto" style:column-width="2.391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dofs_as_horizont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6377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std FEM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number-columns-spanned="3" table:number-rows-spanned="1" table:style-name="ce12">
            <text:p>\alpha_R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||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=exp(-(x-0.5)2)</text:p>
          </table:table-cell>
          <table:table-cell office:value-type="float" office:value="1" table:style-name="ce6">
            <text:p>1.00E+00</text:p>
          </table:table-cell>
          <table:table-cell office:value-type="float" office:value="0.92500000000000004" table:style-name="ce6">
            <text:p>9.25E-01</text:p>
          </table:table-cell>
          <table:table-cell office:value-type="float" office:value="2.0000000000000001E-17" table:style-name="ce7">
            <text:p>2.00E-17</text:p>
          </table:table-cell>
          <table:table-cell office:value-type="float" office:value="2E-16" table:style-name="ce8">
            <text:p>2.00E-016</text:p>
          </table:table-cell>
          <table:table-cell office:value-type="float" office:value="2.0000000000000002E-15" table:style-name="ce8">
            <text:p>2.00E-01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u=(c^-1(x-0.5))2</text:p>
          </table:table-cell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2E-14" table:style-name="ce3">
            <text:p>2.00E-014</text:p>
          </table:table-cell>
          <table:table-cell office:value-type="float" office:value="1E-13" table:style-name="ce3">
            <text:p>1.00E-013</text:p>
          </table:table-cell>
          <table:table-cell office:value-type="float" office:value="2E-12" table:style-name="ce3">
            <text:p>2.00E-012</text:p>
          </table:table-cell>
          <table:table-cell table:style-name="ce9"/>
          <table:table-cell table:number-columns-repeated="16377"/>
        </table:table-row>
        <table:table-row table:style-name="ro1">
          <table:covered-table-cell/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2E-16" table:style-name="ce3">
            <text:p>2.00E-016</text:p>
          </table:table-cell>
          <table:table-cell office:value-type="float" office:value="1.0000000000000001E-15" table:style-name="ce3">
            <text:p>1.00E-015</text:p>
          </table:table-cell>
          <table:table-cell office:value-type="float" office:value="2E-14" table:style-name="ce3">
            <text:p>2.00E-014</text:p>
          </table:table-cell>
          <table:table-cell table:style-name="ce9"/>
          <table:table-cell table:number-columns-repeated="16377"/>
        </table:table-row>
        <table:table-row table:style-name="ro1">
          <table:covered-table-cell/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2.0000000000000001E-18" table:style-name="ce3">
            <text:p>2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2E-16" table:style-name="ce3">
            <text:p>2.00E-016</text:p>
          </table:table-cell>
          <table:table-cell table:style-name="ce9"/>
          <table:table-cell table:number-columns-repeated="16377"/>
        </table:table-row>
        <table:table-row table:style-name="ro1">
          <table:covered-table-cell/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1.9999999999999999E-20" table:style-name="ce3">
            <text:p>2.00E-020</text:p>
          </table:table-cell>
          <table:table-cell office:value-type="float" office:value="9.9999999999999998E-20" table:style-name="ce3">
            <text:p>1.00E-019</text:p>
          </table:table-cell>
          <table:table-cell office:value-type="float" office:value="2.0000000000000001E-18" table:style-name="ce3">
            <text:p>2.00E-018</text:p>
          </table:table-cell>
          <table:table-cell table:style-name="ce9"/>
          <table:table-cell table:number-columns-repeated="16377"/>
        </table:table-row>
        <table:table-row table:style-name="ro1">
          <table:covered-table-cell/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2.0000000000000001E-22" table:style-name="ce3">
            <text:p>2.00E-022</text:p>
          </table:table-cell>
          <table:table-cell office:value-type="float" office:value="9.9999999999999991E-22" table:style-name="ce3">
            <text:p>1.00E-021</text:p>
          </table:table-cell>
          <table:table-cell office:value-type="float" office:value="1.9999999999999999E-20" table:style-name="ce3">
            <text:p>2.00E-020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">
            <text:p>u=(x-0.5)^2+1</text:p>
          </table:table-cell>
          <table:table-cell office:value-type="string" table:style-name="ce3">
            <text:p>-</text:p>
          </table:table-cell>
          <table:table-cell office:value-type="float" office:value="1.08" table:style-name="ce3">
            <text:p>1.08E+0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1.0000000000000001E-15" table:style-name="ce3">
            <text:p>1.00E-015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">
            <text:p>u=(x-0.5)^2</text:p>
          </table:table-cell>
          <table:table-cell office:value-type="string" table:style-name="ce3">
            <text:p>-</text:p>
          </table:table-cell>
          <table:table-cell office:value-type="float" office:value="0.112" table:style-name="ce3">
            <text:p>1.12E-001</text:p>
          </table:table-cell>
          <table:table-cell office:value-type="float" office:value="2.0000000000000001E-18" table:style-name="ce3">
            <text:p>2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9.9999999999999998E-17" table:style-name="ce3">
            <text:p>1.00E-016</text:p>
          </table:table-cell>
          <table:table-cell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5" table:style-name="ce3"/>
          <table:table-cell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4" table:style-name="ce3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mixed FEM PPdisc, p=4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table:style-name="ce1"/>
          <table:table-cell table:style-name="ce3"/>
          <table:table-cell office:value-type="string" table:number-columns-spanned="2" table:number-rows-spanned="1" table:style-name="ce14">
            <text:p>L2 norm</text:p>
          </table:table-cell>
          <table:covered-table-cell/>
          <table:table-cell office:value-type="string" table:number-columns-spanned="3" table:number-rows-spanned="1" table:style-name="ce12">
            <text:p>\alpha_R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u=x2-c2</text:p>
          </table:table-cell>
          <table:table-cell office:value-type="float" office:value="0.01" table:style-name="ce3">
            <text:p>1.00E-002</text:p>
          </table:table-cell>
          <table:table-cell office:value-type="float" office:value="0.44700000000000001" table:style-name="ce10">
            <text:p>4.5E-01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4742729306487698E-17" table:formula="of:=[.E22]/[.$C22]" table:style-name="ce9">
            <text:p>4.5E-017</text:p>
          </table:table-cell>
          <table:table-cell office:value-type="float" office:value="2.2371364653243846E-16" table:formula="of:=[.F22]/[.$C22]" table:style-name="ce9">
            <text:p>2.2E-016</text:p>
          </table:table-cell>
          <table:table-cell office:value-type="float" office:value="4.4742729306487692E-16" table:formula="of:=[.G22]/[.$C22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1" table:style-name="ce3">
            <text:p>1.00E-001</text:p>
          </table:table-cell>
          <table:table-cell office:value-type="float" office:value="0.44" table:style-name="ce10">
            <text:p>4.4E-01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5454545454545455E-17" table:formula="of:=[.E23]/[.$C23]" table:style-name="ce9">
            <text:p>4.5E-017</text:p>
          </table:table-cell>
          <table:table-cell office:value-type="float" office:value="2.2727272727272725E-16" table:formula="of:=[.F23]/[.$C23]" table:style-name="ce9">
            <text:p>2.3E-016</text:p>
          </table:table-cell>
          <table:table-cell office:value-type="float" office:value="4.5454545454545449E-16" table:formula="of:=[.G23]/[.$C23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" table:style-name="ce3">
            <text:p>1.00E+000</text:p>
          </table:table-cell>
          <table:table-cell office:value-type="float" office:value="0.73" table:style-name="ce10">
            <text:p>7.3E-01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2.7397260273972606E-17" table:formula="of:=[.E24]/[.$C24]" table:style-name="ce9">
            <text:p>2.7E-017</text:p>
          </table:table-cell>
          <table:table-cell office:value-type="float" office:value="1.3698630136986301E-16" table:formula="of:=[.F24]/[.$C24]" table:style-name="ce9">
            <text:p>1.4E-016</text:p>
          </table:table-cell>
          <table:table-cell office:value-type="float" office:value="2.7397260273972602E-16" table:formula="of:=[.G24]/[.$C24]" table:style-name="ce9">
            <text:p>2.7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0" table:style-name="ce3">
            <text:p>1.00E+001</text:p>
          </table:table-cell>
          <table:table-cell office:value-type="float" office:value="99.7" table:style-name="ce10">
            <text:p>1.0E+02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2.0000000000000002E-15" table:style-name="ce3">
            <text:p>2.00E-015</text:p>
          </table:table-cell>
          <table:table-cell office:value-type="float" office:value="1E-14" table:style-name="ce3">
            <text:p>1.00E-014</text:p>
          </table:table-cell>
          <table:table-cell office:value-type="float" office:value="2E-14" table:style-name="ce3">
            <text:p>2.00E-014</text:p>
          </table:table-cell>
          <table:table-cell office:value-type="float" office:value="2.0060180541624876E-17" table:formula="of:=[.E25]/[.$C25]" table:style-name="ce9">
            <text:p>2.0E-017</text:p>
          </table:table-cell>
          <table:table-cell office:value-type="float" office:value="1.0030090270812437E-16" table:formula="of:=[.F25]/[.$C25]" table:style-name="ce9">
            <text:p>1.0E-016</text:p>
          </table:table-cell>
          <table:table-cell office:value-type="float" office:value="2.0060180541624873E-16" table:formula="of:=[.G25]/[.$C25]" table:style-name="ce9">
            <text:p>2.0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00" table:style-name="ce3">
            <text:p>1.00E+002</text:p>
          </table:table-cell>
          <table:table-cell office:value-type="float" office:value="10000" table:style-name="ce10">
            <text:p>1.0E+04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2.0000000000000001E-13" table:style-name="ce3">
            <text:p>2.00E-013</text:p>
          </table:table-cell>
          <table:table-cell office:value-type="float" office:value="9.9999999999999998E-13" table:style-name="ce3">
            <text:p>1.00E-012</text:p>
          </table:table-cell>
          <table:table-cell office:value-type="float" office:value="2E-12" table:style-name="ce3">
            <text:p>2.00E-012</text:p>
          </table:table-cell>
          <table:table-cell office:value-type="float" office:value="2.0000000000000001E-17" table:formula="of:=[.E26]/[.$C26]" table:style-name="ce9">
            <text:p>2.0E-017</text:p>
          </table:table-cell>
          <table:table-cell office:value-type="float" office:value="9.9999999999999998E-17" table:formula="of:=[.F26]/[.$C26]" table:style-name="ce9">
            <text:p>1.0E-016</text:p>
          </table:table-cell>
          <table:table-cell office:value-type="float" office:value="2E-16" table:formula="of:=[.G26]/[.$C26]" table:style-name="ce9">
            <text:p>2.0E-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=(cx+100)2</text:p>
          </table:table-cell>
          <table:table-cell office:value-type="float" office:value="1" table:style-name="ce3">
            <text:p>1.00E+000</text:p>
          </table:table-cell>
          <table:table-cell office:value-type="float" office:value="10000" table:style-name="ce11">
            <text:p>1.0E+04</text:p>
          </table:table-cell>
          <table:table-cell office:value-type="float" office:value="200" table:style-name="ce11">
            <text:p>2.0E+02</text:p>
          </table:table-cell>
          <table:table-cell office:value-type="float" office:value="2.0000000000000001E-13" table:style-name="ce3">
            <text:p>2.00E-013</text:p>
          </table:table-cell>
          <table:table-cell office:value-type="float" office:value="9.9999999999999998E-13" table:style-name="ce3">
            <text:p>1.00E-012</text:p>
          </table:table-cell>
          <table:table-cell office:value-type="float" office:value="4.9999999999999997E-12" table:style-name="ce3">
            <text:p>5.00E-012</text:p>
          </table:table-cell>
          <table:table-cell office:value-type="float" office:value="2.0000000000000001E-17" table:formula="of:=[.E27]/[.$C27]" table:style-name="ce9">
            <text:p>2.0E-017</text:p>
          </table:table-cell>
          <table:table-cell office:value-type="float" office:value="9.9999999999999998E-17" table:formula="of:=[.F27]/[.$C27]" table:style-name="ce9">
            <text:p>1.0E-016</text:p>
          </table:table-cell>
          <table:table-cell office:value-type="float" office:value="4.9999999999999994E-16" table:formula="of:=[.G27]/[.$C27]" table:style-name="ce9">
            <text:p>5.0E-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=exp(-(x-0.5)2)</text:p>
          </table:table-cell>
          <table:table-cell office:value-type="float" office:value="1" table:style-name="ce3">
            <text:p>1.00E+000</text:p>
          </table:table-cell>
          <table:table-cell office:value-type="float" office:value="0.92500000000000004" table:style-name="ce11">
            <text:p>9.3E-01</text:p>
          </table:table-cell>
          <table:table-cell office:value-type="float" office:value="0.5" table:style-name="ce11">
            <text:p>5.0E-01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5.0000000000000004E-16" table:style-name="ce3">
            <text:p>5.00E-016</text:p>
          </table:table-cell>
          <table:table-cell office:value-type="float" office:value="1.0810810810810811E-17" table:formula="of:=[.E28]/[.$C28]" table:style-name="ce9">
            <text:p>1.1E-017</text:p>
          </table:table-cell>
          <table:table-cell office:value-type="float" office:value="1.081081081081081E-16" table:formula="of:=[.F28]/[.$C28]" table:style-name="ce9">
            <text:p>1.1E-016</text:p>
          </table:table-cell>
          <table:table-cell office:value-type="float" office:value="5.4054054054054051E-16" table:formula="of:=[.G28]/[.$C28]" table:style-name="ce9">
            <text:p>5.4E-016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5" table:style-name="ce13">
            <text:p>u=(c^-1(x-0.5))2</text:p>
          </table:table-cell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5770" table:style-name="ce3">
            <text:p>5.77E+003</text:p>
          </table:table-cell>
          <table:table-cell office:value-type="float" office:value="1E-14" table:style-name="ce3">
            <text:p>1.00E-014</text:p>
          </table:table-cell>
          <table:table-cell office:value-type="float" office:value="1E-13" table:style-name="ce3">
            <text:p>1.00E-013</text:p>
          </table:table-cell>
          <table:table-cell office:value-type="float" office:value="4.9999999999999999E-13" table:style-name="ce3">
            <text:p>5.00E-013</text:p>
          </table:table-cell>
          <table:table-cell office:value-type="float" office:value="8.9285714285714288E-18" table:formula="of:=[.E29]/[.$C29]" table:style-name="ce9">
            <text:p>8.9E-018</text:p>
          </table:table-cell>
          <table:table-cell office:value-type="float" office:value="8.9285714285714294E-17" table:formula="of:=[.F29]/[.$C29]" table:style-name="ce9">
            <text:p>8.9E-017</text:p>
          </table:table-cell>
          <table:table-cell office:value-type="float" office:value="4.4642857142857139E-16" table:formula="of:=[.G29]/[.$C29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57.7" table:style-name="ce3">
            <text:p>5.77E+001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1.0000000000000001E-15" table:style-name="ce3">
            <text:p>1.00E-015</text:p>
          </table:table-cell>
          <table:table-cell office:value-type="float" office:value="5E-15" table:style-name="ce3">
            <text:p>5.00E-015</text:p>
          </table:table-cell>
          <table:table-cell office:value-type="float" office:value="8.9285714285714288E-18" table:formula="of:=[.E30]/[.$C30]" table:style-name="ce9">
            <text:p>8.9E-018</text:p>
          </table:table-cell>
          <table:table-cell office:value-type="float" office:value="8.9285714285714294E-17" table:formula="of:=[.F30]/[.$C30]" table:style-name="ce9">
            <text:p>8.9E-017</text:p>
          </table:table-cell>
          <table:table-cell office:value-type="float" office:value="4.4642857142857148E-16" table:formula="of:=[.G30]/[.$C30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0.57699999999999996" table:style-name="ce3">
            <text:p>5.77E-001</text:p>
          </table:table-cell>
          <table:table-cell office:value-type="float" office:value="1.0000000000000001E-18" table:style-name="ce3">
            <text:p>1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4.9999999999999999E-17" table:style-name="ce3">
            <text:p>5.00E-017</text:p>
          </table:table-cell>
          <table:table-cell office:value-type="float" office:value="8.9285714285714288E-18" table:formula="of:=[.E31]/[.$C31]" table:style-name="ce9">
            <text:p>8.9E-018</text:p>
          </table:table-cell>
          <table:table-cell office:value-type="float" office:value="8.9285714285714294E-17" table:formula="of:=[.F31]/[.$C31]" table:style-name="ce9">
            <text:p>8.9E-017</text:p>
          </table:table-cell>
          <table:table-cell office:value-type="float" office:value="4.4642857142857139E-16" table:formula="of:=[.G31]/[.$C31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5.77E-3" table:style-name="ce3">
            <text:p>5.77E-003</text:p>
          </table:table-cell>
          <table:table-cell office:value-type="float" office:value="9.9999999999999995E-21" table:style-name="ce3">
            <text:p>1.00E-020</text:p>
          </table:table-cell>
          <table:table-cell office:value-type="float" office:value="9.9999999999999998E-20" table:style-name="ce3">
            <text:p>1.00E-019</text:p>
          </table:table-cell>
          <table:table-cell office:value-type="float" office:value="5.0000000000000004E-19" table:style-name="ce3">
            <text:p>5.00E-019</text:p>
          </table:table-cell>
          <table:table-cell office:value-type="float" office:value="8.9285714285714288E-18" table:formula="of:=[.E32]/[.$C32]" table:style-name="ce9">
            <text:p>8.9E-018</text:p>
          </table:table-cell>
          <table:table-cell office:value-type="float" office:value="8.9285714285714294E-17" table:formula="of:=[.F32]/[.$C32]" table:style-name="ce9">
            <text:p>8.9E-017</text:p>
          </table:table-cell>
          <table:table-cell office:value-type="float" office:value="4.4642857142857148E-16" table:formula="of:=[.G32]/[.$C32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5.77E-5" table:style-name="ce3">
            <text:p>5.77E-005</text:p>
          </table:table-cell>
          <table:table-cell office:value-type="float" office:value="1E-22" table:style-name="ce3">
            <text:p>1.00E-022</text:p>
          </table:table-cell>
          <table:table-cell office:value-type="float" office:value="9.9999999999999991E-22" table:style-name="ce3">
            <text:p>1.00E-021</text:p>
          </table:table-cell>
          <table:table-cell office:value-type="float" office:value="4.9999999999999997E-21" table:style-name="ce3">
            <text:p>5.00E-021</text:p>
          </table:table-cell>
          <table:table-cell office:value-type="float" office:value="8.9285714285714288E-18" table:formula="of:=[.E33]/[.$C33]" table:style-name="ce9">
            <text:p>8.9E-018</text:p>
          </table:table-cell>
          <table:table-cell office:value-type="float" office:value="8.9285714285714282E-17" table:formula="of:=[.F33]/[.$C33]" table:style-name="ce9">
            <text:p>8.9E-017</text:p>
          </table:table-cell>
          <table:table-cell office:value-type="float" office:value="4.4642857142857139E-16" table:formula="of:=[.G33]/[.$C33]" table:style-name="ce9">
            <text:p>4.5E-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=(x-0.5)^2+1</text:p>
          </table:table-cell>
          <table:table-cell office:value-type="string" table:style-name="ce3">
            <text:p>-</text:p>
          </table:table-cell>
          <table:table-cell office:value-type="float" office:value="1.08" table:style-name="ce3">
            <text:p>1.08E+000</text:p>
          </table:table-cell>
          <table:table-cell office:value-type="float" office:value="0.57699999999999996" table:style-name="ce3">
            <text:p>5.77E-001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5.0000000000000004E-16" table:style-name="ce3">
            <text:p>5.00E-016</text:p>
          </table:table-cell>
          <table:table-cell office:value-type="float" office:value="9.2592592592592595E-18" table:formula="of:=[.E34]/[.$C34]" table:style-name="ce9">
            <text:p>9.3E-018</text:p>
          </table:table-cell>
          <table:table-cell office:value-type="float" office:value="9.2592592592592579E-17" table:formula="of:=[.F34]/[.$C34]" table:style-name="ce9">
            <text:p>9.3E-017</text:p>
          </table:table-cell>
          <table:table-cell office:value-type="float" office:value="4.6296296296296293E-16" table:formula="of:=[.G34]/[.$C34]" table:style-name="ce9">
            <text:p>4.6E-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=(x-0.5)^2</text:p>
          </table:table-cell>
          <table:table-cell office:value-type="string" table:style-name="ce3">
            <text:p>-</text:p>
          </table:table-cell>
          <table:table-cell office:value-type="float" office:value="0.112" table:style-name="ce3">
            <text:p>1.12E-001</text:p>
          </table:table-cell>
          <table:table-cell office:value-type="float" office:value="0.57699999999999996" table:style-name="ce3">
            <text:p>5.77E-001</text:p>
          </table:table-cell>
          <table:table-cell office:value-type="float" office:value="1.0000000000000001E-18" table:style-name="ce3">
            <text:p>1.00E-018</text:p>
          </table:table-cell>
          <table:table-cell office:value-type="float" office:value="1.0000000000000001E-17" table:style-name="ce3">
            <text:p>1.00E-017</text:p>
          </table:table-cell>
          <table:table-cell office:value-type="float" office:value="4.9999999999999999E-17" table:style-name="ce3">
            <text:p>5.00E-017</text:p>
          </table:table-cell>
          <table:table-cell office:value-type="float" office:value="8.9285714285714288E-18" table:formula="of:=[.E35]/[.$C35]" table:style-name="ce9">
            <text:p>8.9E-018</text:p>
          </table:table-cell>
          <table:table-cell office:value-type="float" office:value="8.9285714285714294E-17" table:formula="of:=[.F35]/[.$C35]" table:style-name="ce9">
            <text:p>8.9E-017</text:p>
          </table:table-cell>
          <table:table-cell office:value-type="float" office:value="4.4642857142857139E-16" table:formula="of:=[.G35]/[.$C35]" table:style-name="ce9">
            <text:p>4.5E-016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mixed FEM RT, p=2</text:p>
          </table:table-cell>
          <table:table-cell table:number-columns-repeated="3" table:style-name="ce3"/>
          <table:table-cell table:number-columns-repeated="16379" table:style-name="ce1"/>
        </table:table-row>
        <table:table-row table:style-name="ro1">
          <table:table-cell table:style-name="ce1"/>
          <table:table-cell table:style-name="ce3"/>
          <table:table-cell office:value-type="string" table:number-columns-spanned="2" table:number-rows-spanned="1" table:style-name="ce14">
            <text:p>L2 norm</text:p>
          </table:table-cell>
          <table:covered-table-cell/>
          <table:table-cell office:value-type="string" table:number-columns-spanned="3" table:number-rows-spanned="1" table:style-name="ce12">
            <text:p>\alpha_R</text:p>
          </table:table-cell>
          <table:covered-table-cell table:number-columns-repeated="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5">
            <text:p>u=x2-c2</text:p>
          </table:table-cell>
          <table:table-cell office:value-type="float" office:value="0.01" table:style-name="ce3">
            <text:p>1.00E-002</text:p>
          </table:table-cell>
          <table:table-cell office:value-type="float" office:value="0.44700000000000001" table:style-name="ce10">
            <text:p>4.5E-01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4742729306487698E-17" table:formula="of:=[.E41]/[.$C41]" table:style-name="ce9">
            <text:p>4.5E-017</text:p>
          </table:table-cell>
          <table:table-cell office:value-type="float" office:value="4.4742729306487692E-16" table:formula="of:=[.F41]/[.$C41]" table:style-name="ce9">
            <text:p>4.5E-016</text:p>
          </table:table-cell>
          <table:table-cell office:value-type="float" office:value="4.4742729306487692E-16" table:formula="of:=[.G41]/[.$C41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0.1" table:style-name="ce3">
            <text:p>1.00E-001</text:p>
          </table:table-cell>
          <table:table-cell office:value-type="float" office:value="0.44" table:style-name="ce10">
            <text:p>4.4E-01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5454545454545455E-17" table:formula="of:=[.E42]/[.$C42]" table:style-name="ce9">
            <text:p>4.5E-017</text:p>
          </table:table-cell>
          <table:table-cell office:value-type="float" office:value="4.5454545454545449E-16" table:formula="of:=[.F42]/[.$C42]" table:style-name="ce9">
            <text:p>4.5E-016</text:p>
          </table:table-cell>
          <table:table-cell office:value-type="float" office:value="4.5454545454545449E-16" table:formula="of:=[.G42]/[.$C42]" table:style-name="ce9">
            <text:p>4.5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" table:style-name="ce3">
            <text:p>1.00E+000</text:p>
          </table:table-cell>
          <table:table-cell office:value-type="float" office:value="0.73" table:style-name="ce10">
            <text:p>7.3E-01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4.0000000000000003E-17" table:style-name="ce3">
            <text:p>4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5.4794520547945212E-17" table:formula="of:=[.E43]/[.$C43]" table:style-name="ce9">
            <text:p>5.5E-017</text:p>
          </table:table-cell>
          <table:table-cell office:value-type="float" office:value="2.7397260273972602E-16" table:formula="of:=[.F43]/[.$C43]" table:style-name="ce9">
            <text:p>2.7E-016</text:p>
          </table:table-cell>
          <table:table-cell office:value-type="float" office:value="2.7397260273972602E-16" table:formula="of:=[.G43]/[.$C43]" table:style-name="ce9">
            <text:p>2.7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0" table:style-name="ce3">
            <text:p>1.00E+001</text:p>
          </table:table-cell>
          <table:table-cell office:value-type="float" office:value="99.7" table:style-name="ce10">
            <text:p>1.0E+02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5E-15" table:style-name="ce3">
            <text:p>5.00E-015</text:p>
          </table:table-cell>
          <table:table-cell office:value-type="float" office:value="2.9999999999999998E-14" table:style-name="ce3">
            <text:p>3.00E-014</text:p>
          </table:table-cell>
          <table:table-cell office:value-type="float" office:value="4E-14" table:style-name="ce3">
            <text:p>4.00E-014</text:p>
          </table:table-cell>
          <table:table-cell office:value-type="float" office:value="5.0150451354062184E-17" table:formula="of:=[.E44]/[.$C44]" table:style-name="ce9">
            <text:p>5.0E-017</text:p>
          </table:table-cell>
          <table:table-cell office:value-type="float" office:value="3.0090270812437308E-16" table:formula="of:=[.F44]/[.$C44]" table:style-name="ce9">
            <text:p>3.0E-016</text:p>
          </table:table-cell>
          <table:table-cell office:value-type="float" office:value="4.0120361083249747E-16" table:formula="of:=[.G44]/[.$C44]" table:style-name="ce9">
            <text:p>4.0E-016</text:p>
          </table:table-cell>
          <table:table-cell table:number-columns-repeated="16374"/>
        </table:table-row>
        <table:table-row table:style-name="ro1">
          <table:covered-table-cell/>
          <table:table-cell office:value-type="float" office:value="100" table:style-name="ce3">
            <text:p>1.00E+002</text:p>
          </table:table-cell>
          <table:table-cell office:value-type="float" office:value="10000" table:style-name="ce10">
            <text:p>1.0E+04</text:p>
          </table:table-cell>
          <table:table-cell office:value-type="float" office:value="1.1499999999999999" table:style-name="ce10">
            <text:p>1.2E+00</text:p>
          </table:table-cell>
          <table:table-cell office:value-type="float" office:value="4.9999999999999999E-13" table:style-name="ce3">
            <text:p>5.00E-013</text:p>
          </table:table-cell>
          <table:table-cell office:value-type="float" office:value="3.0000000000000001E-12" table:style-name="ce3">
            <text:p>3.00E-012</text:p>
          </table:table-cell>
          <table:table-cell office:value-type="float" office:value="3.9999999999999999E-12" table:style-name="ce3">
            <text:p>4.00E-012</text:p>
          </table:table-cell>
          <table:table-cell office:value-type="float" office:value="4.9999999999999999E-17" table:formula="of:=[.E45]/[.$C45]" table:style-name="ce9">
            <text:p>5.0E-017</text:p>
          </table:table-cell>
          <table:table-cell office:value-type="float" office:value="2.9999999999999999E-16" table:formula="of:=[.F45]/[.$C45]" table:style-name="ce9">
            <text:p>3.0E-016</text:p>
          </table:table-cell>
          <table:table-cell office:value-type="float" office:value="3.9999999999999999E-16" table:formula="of:=[.G45]/[.$C45]" table:style-name="ce9">
            <text:p>4.0E-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=(cx+100)2</text:p>
          </table:table-cell>
          <table:table-cell office:value-type="float" office:value="1" table:style-name="ce3">
            <text:p>1.00E+000</text:p>
          </table:table-cell>
          <table:table-cell office:value-type="float" office:value="10000" table:style-name="ce11">
            <text:p>1.0E+04</text:p>
          </table:table-cell>
          <table:table-cell office:value-type="float" office:value="200" table:style-name="ce11">
            <text:p>2.0E+02</text:p>
          </table:table-cell>
          <table:table-cell office:value-type="float" office:value="4.0000000000000001E-13" table:style-name="ce6">
            <text:p>4.00E-13</text:p>
          </table:table-cell>
          <table:table-cell office:value-type="float" office:value="2E-12" table:style-name="ce6">
            <text:p>2.00E-12</text:p>
          </table:table-cell>
          <table:table-cell office:value-type="float" office:value="4.9999999999999997E-12" table:style-name="ce6">
            <text:p>5.00E-12</text:p>
          </table:table-cell>
          <table:table-cell office:value-type="float" office:value="4.0000000000000003E-17" table:formula="of:=[.E46]/[.$C46]" table:style-name="ce9">
            <text:p>4.0E-017</text:p>
          </table:table-cell>
          <table:table-cell office:value-type="float" office:value="2E-16" table:formula="of:=[.F46]/[.$C46]" table:style-name="ce9">
            <text:p>2.0E-016</text:p>
          </table:table-cell>
          <table:table-cell office:value-type="float" office:value="4.9999999999999994E-16" table:formula="of:=[.G46]/[.$C46]" table:style-name="ce9">
            <text:p>5.0E-01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=exp(-(x-0.5)2)</text:p>
          </table:table-cell>
          <table:table-cell office:value-type="float" office:value="1" table:style-name="ce3">
            <text:p>1.00E+000</text:p>
          </table:table-cell>
          <table:table-cell office:value-type="float" office:value="0.92500000000000004" table:style-name="ce11">
            <text:p>9.3E-01</text:p>
          </table:table-cell>
          <table:table-cell office:value-type="float" office:value="0.5" table:style-name="ce11">
            <text:p>5.0E-01</text:p>
          </table:table-cell>
          <table:table-cell office:value-type="float" office:value="9.9999999999999998E-17" table:style-name="ce6">
            <text:p>1.00E-16</text:p>
          </table:table-cell>
          <table:table-cell office:value-type="float" office:value="1.0000000000000001E-15" table:style-name="ce6">
            <text:p>1.00E-15</text:p>
          </table:table-cell>
          <table:table-cell office:value-type="float" office:value="1E-14" table:style-name="ce6">
            <text:p>1.00E-14</text:p>
          </table:table-cell>
          <table:table-cell office:value-type="float" office:value="1.081081081081081E-16" table:formula="of:=[.E47]/[.$C47]" table:style-name="ce9">
            <text:p>1.1E-016</text:p>
          </table:table-cell>
          <table:table-cell office:value-type="float" office:value="1.081081081081081E-15" table:formula="of:=[.F47]/[.$C47]" table:style-name="ce9">
            <text:p>1.1E-015</text:p>
          </table:table-cell>
          <table:table-cell office:value-type="float" office:value="1.0810810810810811E-14" table:formula="of:=[.G47]/[.$C47]" table:style-name="ce9">
            <text:p>1.1E-014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5" table:style-name="ce13">
            <text:p>u=(c^-1(x-0.5))2</text:p>
          </table:table-cell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office:value-type="float" office:value="5770" table:style-name="ce3">
            <text:p>5.77E+003</text:p>
          </table:table-cell>
          <table:table-cell office:value-type="float" office:value="2E-14" table:style-name="ce3">
            <text:p>2.00E-014</text:p>
          </table:table-cell>
          <table:table-cell office:value-type="float" office:value="4.0000000000000001E-13" table:style-name="ce3">
            <text:p>4.00E-013</text:p>
          </table:table-cell>
          <table:table-cell office:value-type="float" office:value="4.9999999999999999E-13" table:style-name="ce3">
            <text:p>5.00E-01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office:value-type="float" office:value="57.7" table:style-name="ce3">
            <text:p>5.77E+001</text:p>
          </table:table-cell>
          <table:table-cell office:value-type="float" office:value="2E-16" table:style-name="ce3">
            <text:p>2.00E-016</text:p>
          </table:table-cell>
          <table:table-cell office:value-type="float" office:value="4.0000000000000003E-15" table:style-name="ce3">
            <text:p>4.00E-015</text:p>
          </table:table-cell>
          <table:table-cell office:value-type="float" office:value="5E-15" table:style-name="ce3">
            <text:p>5.00E-015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office:value-type="float" office:value="0.57699999999999996" table:style-name="ce3">
            <text:p>5.77E-001</text:p>
          </table:table-cell>
          <table:table-cell office:value-type="float" office:value="2.0000000000000001E-18" table:style-name="ce3">
            <text:p>2.00E-018</text:p>
          </table:table-cell>
          <table:table-cell office:value-type="float" office:value="4.0000000000000003E-17" table:style-name="ce3">
            <text:p>4.00E-017</text:p>
          </table:table-cell>
          <table:table-cell office:value-type="float" office:value="4.9999999999999999E-17" table:style-name="ce3">
            <text:p>5.00E-017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office:value-type="float" office:value="5.77E-3" table:style-name="ce3">
            <text:p>5.77E-003</text:p>
          </table:table-cell>
          <table:table-cell office:value-type="float" office:value="1.9999999999999999E-20" table:style-name="ce3">
            <text:p>2.00E-020</text:p>
          </table:table-cell>
          <table:table-cell office:value-type="float" office:value="3.9999999999999999E-19" table:style-name="ce3">
            <text:p>4.00E-019</text:p>
          </table:table-cell>
          <table:table-cell office:value-type="float" office:value="5.0000000000000004E-19" table:style-name="ce3">
            <text:p>5.00E-019</text:p>
          </table:table-cell>
          <table:table-cell table:number-columns-repeated="16377"/>
        </table:table-row>
        <table:table-row table:style-name="ro1">
          <table:covered-table-cell/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office:value-type="float" office:value="5.77E-5" table:style-name="ce3">
            <text:p>5.77E-005</text:p>
          </table:table-cell>
          <table:table-cell office:value-type="float" office:value="2.0000000000000001E-22" table:style-name="ce3">
            <text:p>2.00E-022</text:p>
          </table:table-cell>
          <table:table-cell office:value-type="float" office:value="3.9999999999999996E-21" table:style-name="ce3">
            <text:p>4.00E-021</text:p>
          </table:table-cell>
          <table:table-cell office:value-type="float" office:value="4.9999999999999997E-21" table:style-name="ce3">
            <text:p>5.00E-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=(x-0.5)^2+1</text:p>
          </table:table-cell>
          <table:table-cell office:value-type="string" table:style-name="ce3">
            <text:p>-</text:p>
          </table:table-cell>
          <table:table-cell office:value-type="float" office:value="1.08" table:style-name="ce3">
            <text:p>1.08E+000</text:p>
          </table:table-cell>
          <table:table-cell office:value-type="float" office:value="0.57699999999999996" table:style-name="ce3">
            <text:p>5.77E-001</text:p>
          </table:table-cell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1">
            <text:p>u=(x-0.5)^2</text:p>
          </table:table-cell>
          <table:table-cell office:value-type="string" table:style-name="ce3">
            <text:p>-</text:p>
          </table:table-cell>
          <table:table-cell office:value-type="float" office:value="0.112" table:style-name="ce3">
            <text:p>1.12E-001</text:p>
          </table:table-cell>
          <table:table-cell office:value-type="float" office:value="0.57699999999999996" table:style-name="ce3">
            <text:p>5.77E-001</text:p>
          </table:table-cell>
          <table:table-cell table:number-columns-repeated="3" table:style-name="ce3"/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Note that we assume the element degree does not affect the offset for u=exp(-(x-0.5)2)</text:p>
          </table:table-cell>
          <table:table-cell table:number-columns-repeated="16382" table:style-name="ce1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1" number:min-integer-digits="1" number:min-exponent-digits="2"/>
    </number:number-style>
    <number:number-style style:name="N37">
      <number:scientific-number number:decimal-places="2" number:min-integer-digits="1" number:min-exponent-digits="3"/>
    </number:number-style>
    <number:number-style style:name="N38">
      <number:scientific-number number:decimal-places="1" number:min-integer-digits="1" number:min-exponent-digits="3"/>
    </number:number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e Liu</dc:creator>
    <meta:creation-date>2009-04-16T11:32:48Z</meta:creation-date>
    <dc:date>2020-09-14T20:24:10Z</dc:date>
    <meta:editing-cycles>227</meta:editing-cycles>
    <meta:editing-duration>PT982907S</meta:editing-duration>
    <meta:user-defined meta:name="Info 1"/>
    <meta:user-defined meta:name="Info 2"/>
    <meta:user-defined meta:name="Info 3"/>
    <meta:user-defined meta:name="Info 4"/>
  </office:meta>
</office:document-meta>
</file>